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9a28"/>
    </style:style>
    <style:style style:name="P2" style:family="paragraph" style:parent-style-name="Standard">
      <style:text-properties officeooo:rsid="00189a28" officeooo:paragraph-rsid="00189a28"/>
    </style:style>
    <style:style style:name="P3" style:family="paragraph" style:parent-style-name="Standard">
      <style:text-properties officeooo:rsid="00195748" officeooo:paragraph-rsid="00195748"/>
    </style:style>
    <style:style style:name="P4" style:family="paragraph" style:parent-style-name="Standard">
      <style:text-properties officeooo:rsid="00195748" officeooo:paragraph-rsid="001ad029"/>
    </style:style>
    <style:style style:name="P5" style:family="paragraph" style:parent-style-name="Standard">
      <style:text-properties officeooo:paragraph-rsid="00189a28"/>
    </style:style>
    <style:style style:name="P6" style:family="paragraph" style:parent-style-name="Standard">
      <style:text-properties officeooo:paragraph-rsid="001d73b5"/>
    </style:style>
    <style:style style:name="P7" style:family="paragraph" style:parent-style-name="Standard">
      <style:text-properties officeooo:rsid="0019f159" officeooo:paragraph-rsid="00189a28"/>
    </style:style>
    <style:style style:name="P8" style:family="paragraph" style:parent-style-name="Standard">
      <style:text-properties officeooo:rsid="001cc488" officeooo:paragraph-rsid="001cc488"/>
    </style:style>
    <style:style style:name="P9" style:family="paragraph" style:parent-style-name="Standard">
      <style:text-properties officeooo:rsid="001d73b5" officeooo:paragraph-rsid="001d73b5"/>
    </style:style>
    <style:style style:name="P10" style:family="paragraph" style:parent-style-name="Standard">
      <style:text-properties officeooo:rsid="001edfa0" officeooo:paragraph-rsid="001d73b5"/>
    </style:style>
    <style:style style:name="P11" style:family="paragraph" style:parent-style-name="Standard">
      <style:text-properties officeooo:rsid="001edfa0" officeooo:paragraph-rsid="001edfa0"/>
    </style:style>
    <style:style style:name="P12" style:family="paragraph" style:parent-style-name="Standard">
      <style:text-properties officeooo:rsid="00201912" officeooo:paragraph-rsid="00201912"/>
    </style:style>
    <style:style style:name="P13" style:family="paragraph" style:parent-style-name="Standard">
      <style:text-properties officeooo:rsid="00215316" officeooo:paragraph-rsid="00215316"/>
    </style:style>
    <style:style style:name="P14" style:family="paragraph" style:parent-style-name="Standard">
      <style:text-properties officeooo:rsid="00215316" officeooo:paragraph-rsid="0028b826"/>
    </style:style>
    <style:style style:name="P15" style:family="paragraph" style:parent-style-name="Standard">
      <style:text-properties officeooo:rsid="00215316" officeooo:paragraph-rsid="0029ef9b"/>
    </style:style>
    <style:style style:name="P16" style:family="paragraph" style:parent-style-name="Standard">
      <style:text-properties officeooo:rsid="00215316" officeooo:paragraph-rsid="002a3b30"/>
    </style:style>
    <style:style style:name="T1" style:family="text">
      <style:text-properties officeooo:rsid="00189a28"/>
    </style:style>
    <style:style style:name="T2" style:family="text">
      <style:text-properties officeooo:rsid="00195748"/>
    </style:style>
    <style:style style:name="T3" style:family="text">
      <style:text-properties officeooo:rsid="0019f159"/>
    </style:style>
    <style:style style:name="T4" style:family="text">
      <style:text-properties officeooo:rsid="001ad029"/>
    </style:style>
    <style:style style:name="T5" style:family="text">
      <style:text-properties officeooo:rsid="001d73b5"/>
    </style:style>
    <style:style style:name="T6" style:family="text">
      <style:text-properties officeooo:rsid="001edfa0"/>
    </style:style>
    <style:style style:name="T7" style:family="text">
      <style:text-properties officeooo:rsid="00251f3d"/>
    </style:style>
    <style:style style:name="T8" style:family="text">
      <style:text-properties officeooo:rsid="00262c69"/>
    </style:style>
    <style:style style:name="T9" style:family="text">
      <style:text-properties officeooo:rsid="00268110"/>
    </style:style>
    <style:style style:name="T10" style:family="text">
      <style:text-properties officeooo:rsid="00280083"/>
    </style:style>
    <style:style style:name="T11" style:family="text">
      <style:text-properties officeooo:rsid="0028b826"/>
    </style:style>
    <style:style style:name="T12" style:family="text">
      <style:text-properties officeooo:rsid="0029ef9b"/>
    </style:style>
    <style:style style:name="T13" style:family="text">
      <style:text-properties officeooo:rsid="002a3b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</text:p>
      <text:p text:style-name="P2">copyout copies LEN bytes from a kernel s<text:span text:style-name="T7">p</text:span>ace address to a user-space address USERDEST</text:p>
      <text:p text:style-name="P2">copyin copies LEN bytes from a user-space address USERSRC to a kernel-space address DEST</text:p>
      <text:p text:style-name="P2"/>
      <text:p text:style-name="P2">Question 2</text:p>
      <text:p text:style-name="P3">UIO_USERSPACE – <text:span text:style-name="T4">transfers data between user programs and kernel, for </text:span>executables</text:p>
      <text:p text:style-name="P4">UIO_USERSOACE - <text:span text:style-name="T4">transfers data between user programs and kernel, </text:span>otherwise</text:p>
      <text:p text:style-name="P5"><text:span text:style-name="T1">UIO_SYSSPACE –</text:span><text:span text:style-name="T2"> </text:span><text:span text:style-name="T3">when you are moving data between addresses in kernel space</text:span></text:p>
      <text:p text:style-name="P7"/>
      <text:p text:style-name="P8">Question 3</text:p>
      <text:p text:style-name="P9">To free memory. The file can't be closed at another point, since the thread will be in usermode.</text:p>
      <text:p text:style-name="P9"/>
      <text:p text:style-name="P9">Question 4</text:p>
      <text:p text:style-name="P9">md_usermode</text:p>
      <text:p text:style-name="P9"/>
      <text:p text:style-name="P9">Question 5</text:p>
      <text:p text:style-name="P6"><text:span text:style-name="T5"><text:s/></text:span><text:span text:style-name="T6">Represents the user address space. </text:span><text:span text:style-name="T7">It's a pointer to a on-byte struct, so it won't mix with other pointers.</text:span></text:p>
      <text:p text:style-name="P10"/>
      <text:p text:style-name="P11">Question 6</text:p>
      <text:p text:style-name="P12">Because the thread needs to be released, and memory needs to be freed. Right now it <text:span text:style-name="T8">panics</text:span>, nothing is freed, and the <text:span text:style-name="T8">kernel </text:span>exits. <text:span text:style-name="T8">We don't want to crash the while kernel, every time we kill a thread.</text:span></text:p>
      <text:p text:style-name="P12"/>
      <text:p text:style-name="P12">Question 7</text:p>
      <text:p text:style-name="P13"><text:span text:style-name="T9">Yes</text:span>, it asserts that curspl is low <text:span text:style-name="T9">in mips_syscal</text:span>. In kill_curthread, interrupts may/may not <text:span text:style-name="T10">be off. It depends on how it was called, but the function itself doesn't care (nor does it set it).</text:span></text:p>
      <text:p text:style-name="P13"/>
      <text:p text:style-name="P13">Question 8</text:p>
      <text:p text:style-name="P14"><text:span text:style-name="T11">vfs_open</text:span></text:p>
      <text:p text:style-name="P14"><text:span text:style-name="T11"/></text:p>
      <text:p text:style-name="P15"><text:span text:style-name="T12">Question 9</text:span></text:p>
      <text:p text:style-name="P15"><text:span text:style-name="T12">vop_open</text:span></text:p>
      <text:p text:style-name="P15"><text:span text:style-name="T12"><text:s/>* <text:s text:c="3"/>vop_close <text:s/></text:span></text:p>
      <text:p text:style-name="P15"><text:span text:style-name="T12"><text:s/>* <text:s text:c="3"/>vop_reclaim</text:span></text:p>
      <text:p text:style-name="P15"><text:span text:style-name="T12"><text:s/>* <text:s text:c="3"/>vop_read </text:span></text:p>
      <text:p text:style-name="P15"><text:span text:style-name="T12"><text:s/>* <text:s text:c="3"/>vop_readlink</text:span></text:p>
      <text:p text:style-name="P15"><text:span text:style-name="T12"><text:s/>* <text:s text:c="3"/>vop_getdirentry</text:span></text:p>
      <text:p text:style-name="P15"><text:span text:style-name="T12"><text:s/>* <text:s text:c="3"/>vop_write</text:span></text:p>
      <text:p text:style-name="P15"><text:span text:style-name="T12"><text:s/>* <text:s text:c="3"/>vop_ioctl </text:span></text:p>
      <text:p text:style-name="P15"><text:span text:style-name="T12"><text:s/>* <text:s text:c="3"/>vop_stat</text:span></text:p>
      <text:p text:style-name="P15"><text:span text:style-name="T12"><text:s/>* <text:s text:c="3"/>vop_gettype </text:span></text:p>
      <text:p text:style-name="P15"><text:span text:style-name="T12"><text:s/>* <text:s text:c="3"/>vop_tryseek</text:span></text:p>
      <text:p text:style-name="P15"><text:span text:style-name="T12"><text:s/>* <text:s text:c="3"/>vop_fsync</text:span></text:p>
      <text:p text:style-name="P15"><text:span text:style-name="T12"><text:s/>* <text:s text:c="3"/>vop_mmap</text:span></text:p>
      <text:p text:style-name="P15"><text:span text:style-name="T12"><text:s/>* <text:s text:c="3"/>vop_truncate</text:span></text:p>
      <text:p text:style-name="P15"><text:span text:style-name="T12"><text:s/>* <text:s text:c="3"/>vop_namefile </text:span></text:p>
      <text:p text:style-name="P15"><text:span text:style-name="T12"><text:s/>* <text:s text:c="3"/>vop_creat </text:span></text:p>
      <text:p text:style-name="P15"><text:span text:style-name="T12"><text:s/>* <text:s text:c="3"/>vop_symlink</text:span></text:p>
      <text:p text:style-name="P15"><text:span text:style-name="T12"><text:s/>* <text:s text:c="3"/>vop_mkdir </text:span></text:p>
      <text:p text:style-name="P15"><text:span text:style-name="T12"><text:s/>* <text:s text:c="3"/>vop_link</text:span></text:p>
      <text:p text:style-name="P15"><text:span text:style-name="T12"><text:s/>* <text:s text:c="3"/>vop_remove</text:span></text:p>
      <text:p text:style-name="P15"><text:soft-page-break/><text:span text:style-name="T12"><text:s/>* <text:s text:c="3"/>vop_rmdir </text:span></text:p>
      <text:p text:style-name="P15"><text:span text:style-name="T12"><text:s/>* <text:s text:c="3"/>vop_rename</text:span></text:p>
      <text:p text:style-name="P15"><text:span text:style-name="T12"><text:s/>* <text:s text:c="3"/>vop_lookup </text:span></text:p>
      <text:p text:style-name="P15"><text:span text:style-name="T12"><text:s/>* <text:s text:c="3"/>vop_lookparent </text:span></text:p>
      <text:p text:style-name="P16"><text:span text:style-name="T13">Two different vnodes are created for each file.</text:span></text:p>
      <text:p text:style-name="P15"><text:span text:style-name="T12"/></text:p>
      <text:p text:style-name="P1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9T20:18:52</meta:creation-date>
    <meta:editing-duration>PT03H27M54S</meta:editing-duration>
    <meta:editing-cycles>12</meta:editing-cycles>
    <meta:generator>OpenOffice.org/3.2$Unix OpenOffice.org_project/320m19$Build-9505</meta:generator>
    <dc:date>2011-10-31T19:23:52</dc:date>
    <meta:document-statistic meta:table-count="0" meta:image-count="0" meta:object-count="0" meta:page-count="2" meta:paragraph-count="45" meta:word-count="245" meta:character-count="1544"/>
  </office:meta>
</office:document-meta>
</file>